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Roman" svg:font-family="Times-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e07b4"/>
    </style:style>
    <style:style style:name="P2" style:family="paragraph" style:parent-style-name="Standard">
      <style:text-properties fo:font-weight="normal" officeooo:rsid="001e07b4" style:font-weight-asian="normal" style:font-weight-complex="normal"/>
    </style:style>
    <style:style style:name="P3" style:family="paragraph" style:parent-style-name="Standard">
      <style:text-properties fo:font-weight="normal" officeooo:rsid="001e07b4" officeooo:paragraph-rsid="001e07b4" style:font-weight-asian="normal" style:font-weight-complex="normal"/>
    </style:style>
    <style:style style:name="P4" style:family="paragraph" style:parent-style-name="Standard" style:list-style-name="L1">
      <style:text-properties fo:font-weight="normal" officeooo:rsid="001e07b4" officeooo:paragraph-rsid="001e07b4" style:font-weight-asian="normal" style:font-weight-complex="normal"/>
    </style:style>
    <style:style style:name="P5" style:family="paragraph" style:parent-style-name="Standard">
      <style:text-properties fo:font-weight="normal" officeooo:rsid="001ff12c" officeooo:paragraph-rsid="001ff12c" style:font-weight-asian="normal" style:font-weight-complex="normal"/>
    </style:style>
    <style:style style:name="P6" style:family="paragraph" style:parent-style-name="Standard">
      <style:text-properties fo:font-weight="normal" officeooo:rsid="0021648b" officeooo:paragraph-rsid="0021648b" style:font-weight-asian="normal" style:font-weight-complex="normal"/>
    </style:style>
    <style:style style:name="P7" style:family="paragraph" style:parent-style-name="Standard">
      <style:text-properties fo:font-weight="normal" officeooo:rsid="0023622a" officeooo:paragraph-rsid="0023622a" style:font-weight-asian="normal" style:font-weight-complex="normal"/>
    </style:style>
    <style:style style:name="P8" style:family="paragraph" style:parent-style-name="Standard">
      <style:text-properties fo:font-weight="normal" officeooo:rsid="0023bcc7" officeooo:paragraph-rsid="0023bcc7" style:font-weight-asian="normal" style:font-weight-complex="normal"/>
    </style:style>
    <style:style style:name="P9" style:family="paragraph" style:parent-style-name="Standard">
      <style:text-properties fo:font-weight="normal" officeooo:rsid="00249172" officeooo:paragraph-rsid="00249172" style:font-weight-asian="normal" style:font-weight-complex="normal"/>
    </style:style>
    <style:style style:name="P10" style:family="paragraph" style:parent-style-name="Standard">
      <style:text-properties fo:font-weight="normal" officeooo:rsid="0025bf29" officeooo:paragraph-rsid="0025bf29" style:font-weight-asian="normal" style:font-weight-complex="normal"/>
    </style:style>
    <style:style style:name="P11" style:family="paragraph" style:parent-style-name="Standard">
      <style:text-properties fo:font-weight="normal" officeooo:rsid="00263901" officeooo:paragraph-rsid="00263901" style:font-weight-asian="normal" style:font-weight-complex="normal"/>
    </style:style>
    <style:style style:name="P12" style:family="paragraph" style:parent-style-name="Standard">
      <style:text-properties fo:font-weight="normal" officeooo:rsid="0027e39b" officeooo:paragraph-rsid="0027e39b" style:font-weight-asian="normal" style:font-weight-complex="normal"/>
    </style:style>
    <style:style style:name="P13" style:family="paragraph" style:parent-style-name="Standard">
      <style:text-properties fo:font-weight="normal" officeooo:rsid="0028a72a" officeooo:paragraph-rsid="0028a72a" style:font-weight-asian="normal" style:font-weight-complex="normal"/>
    </style:style>
    <style:style style:name="P14" style:family="paragraph" style:parent-style-name="Standard">
      <style:text-properties fo:font-weight="normal" officeooo:rsid="0029b0ce" officeooo:paragraph-rsid="0029b0ce" style:font-weight-asian="normal" style:font-weight-complex="normal"/>
    </style:style>
    <style:style style:name="P15" style:family="paragraph" style:parent-style-name="Standard">
      <style:text-properties fo:font-weight="normal" officeooo:rsid="002e200d" officeooo:paragraph-rsid="002e200d" style:font-weight-asian="normal" style:font-weight-complex="normal"/>
    </style:style>
    <style:style style:name="P16" style:family="paragraph" style:parent-style-name="Standard">
      <style:text-properties fo:font-weight="normal" officeooo:rsid="002edf7a" officeooo:paragraph-rsid="002edf7a" style:font-weight-asian="normal" style:font-weight-complex="normal"/>
    </style:style>
    <style:style style:name="P17" style:family="paragraph" style:parent-style-name="Standard">
      <style:text-properties fo:font-weight="normal" officeooo:rsid="003447ee" officeooo:paragraph-rsid="003447ee" style:font-weight-asian="normal" style:font-weight-complex="normal"/>
    </style:style>
    <style:style style:name="P18" style:family="paragraph" style:parent-style-name="Standard">
      <style:text-properties fo:font-weight="normal" officeooo:rsid="00345f82" officeooo:paragraph-rsid="00345f82" style:font-weight-asian="normal" style:font-weight-complex="normal"/>
    </style:style>
    <style:style style:name="P19" style:family="paragraph" style:parent-style-name="Standard">
      <style:text-properties fo:font-weight="normal" officeooo:rsid="0034d0b0" officeooo:paragraph-rsid="0034d0b0" style:font-weight-asian="normal" style:font-weight-complex="normal"/>
    </style:style>
    <style:style style:name="P20" style:family="paragraph" style:parent-style-name="Standard">
      <style:text-properties fo:font-weight="normal" officeooo:rsid="00351e37" officeooo:paragraph-rsid="00351e37" style:font-weight-asian="normal" style:font-weight-complex="normal"/>
    </style:style>
    <style:style style:name="P21" style:family="paragraph" style:parent-style-name="Standard">
      <style:text-properties fo:font-weight="normal" officeooo:rsid="00367345" officeooo:paragraph-rsid="00367345" style:font-weight-asian="normal" style:font-weight-complex="normal"/>
    </style:style>
    <style:style style:name="P22" style:family="paragraph" style:parent-style-name="Standard">
      <style:text-properties fo:font-weight="normal" officeooo:rsid="0036f858" officeooo:paragraph-rsid="0036f858" style:font-weight-asian="normal" style:font-weight-complex="normal"/>
    </style:style>
    <style:style style:name="P23" style:family="paragraph" style:parent-style-name="Standard">
      <style:text-properties fo:font-weight="normal" officeooo:rsid="00380249" officeooo:paragraph-rsid="00380249" style:font-weight-asian="normal" style:font-weight-complex="normal"/>
    </style:style>
    <style:style style:name="P24" style:family="paragraph" style:parent-style-name="Standard">
      <style:text-properties fo:font-weight="normal" officeooo:rsid="00394a43" officeooo:paragraph-rsid="00394a43" style:font-weight-asian="normal" style:font-weight-complex="normal"/>
    </style:style>
    <style:style style:name="P25" style:family="paragraph" style:parent-style-name="Standard">
      <style:text-properties fo:font-weight="normal" officeooo:rsid="00397552" officeooo:paragraph-rsid="00397552" style:font-weight-asian="normal" style:font-weight-complex="normal"/>
    </style:style>
    <style:style style:name="P26" style:family="paragraph" style:parent-style-name="Standard">
      <style:text-properties fo:font-weight="normal" officeooo:rsid="001ff12c" officeooo:paragraph-rsid="001ff12c" fo:background-color="#ffff00" style:font-weight-asian="normal" style:font-weight-complex="normal"/>
    </style:style>
    <style:style style:name="P27" style:family="paragraph" style:parent-style-name="Standard">
      <style:text-properties fo:font-weight="normal" officeooo:rsid="002e200d" officeooo:paragraph-rsid="002e200d" fo:background-color="#ffff00" style:font-weight-asian="normal" style:font-weight-complex="normal"/>
    </style:style>
    <style:style style:name="P28" style:family="paragraph" style:parent-style-name="Standard">
      <style:text-properties fo:font-weight="normal" officeooo:rsid="002f7d6f" officeooo:paragraph-rsid="002f7d6f" fo:background-color="#ffff00" style:font-weight-asian="normal" style:font-weight-complex="normal"/>
    </style:style>
    <style:style style:name="P29" style:family="paragraph" style:parent-style-name="Standard">
      <style:text-properties fo:font-weight="normal" officeooo:rsid="00313736" officeooo:paragraph-rsid="00313736" fo:background-color="transparent" style:font-weight-asian="normal" style:font-weight-complex="normal"/>
    </style:style>
    <style:style style:name="P30" style:family="paragraph" style:parent-style-name="Standard">
      <style:text-properties fo:font-weight="normal" officeooo:rsid="00331587" officeooo:paragraph-rsid="00331587" fo:background-color="transparent" style:font-weight-asian="normal" style:font-weight-complex="normal"/>
    </style:style>
    <style:style style:name="P31" style:family="paragraph" style:parent-style-name="Standard">
      <style:text-properties fo:font-weight="normal" officeooo:rsid="0033a951" officeooo:paragraph-rsid="0033a951" fo:background-color="transparent" style:font-weight-asian="normal" style:font-weight-complex="normal"/>
    </style:style>
    <style:style style:name="P32" style:family="paragraph" style:parent-style-name="Standard">
      <style:text-properties fo:font-weight="normal" officeooo:rsid="001e07b4" officeooo:paragraph-rsid="001e07b4" fo:background-color="#ffff66" style:font-weight-asian="normal" style:font-weight-complex="normal"/>
    </style:style>
    <style:style style:name="P33" style:family="paragraph" style:parent-style-name="Standard">
      <style:text-properties style:text-underline-style="solid" style:text-underline-width="auto" style:text-underline-color="font-color" fo:font-weight="bold" officeooo:rsid="00249172" officeooo:paragraph-rsid="00249172" style:font-weight-asian="bold" style:font-weight-complex="bold"/>
    </style:style>
    <style:style style:name="P34" style:family="paragraph" style:parent-style-name="Standard">
      <style:text-properties style:text-underline-style="solid" style:text-underline-width="auto" style:text-underline-color="font-color" officeooo:rsid="003af9e4" officeooo:paragraph-rsid="003af9e4"/>
    </style:style>
    <style:style style:name="P35" style:family="paragraph" style:parent-style-name="Standard">
      <style:text-properties officeooo:rsid="00397552" officeooo:paragraph-rsid="00397552"/>
    </style:style>
    <style:style style:name="P36" style:family="paragraph" style:parent-style-name="Standard">
      <style:text-properties officeooo:rsid="00397552" officeooo:paragraph-rsid="003af9e4"/>
    </style:style>
    <style:style style:name="P37" style:family="paragraph" style:parent-style-name="Standard">
      <style:text-properties officeooo:rsid="003af9e4" officeooo:paragraph-rsid="003af9e4"/>
    </style:style>
    <style:style style:name="P38" style:family="paragraph" style:parent-style-name="Standard">
      <style:text-properties style:text-underline-style="none" officeooo:rsid="003b868c" officeooo:paragraph-rsid="003b868c"/>
    </style:style>
    <style:style style:name="P39" style:family="paragraph" style:parent-style-name="Standard">
      <style:text-properties style:text-underline-style="none" officeooo:rsid="003d24b3" officeooo:paragraph-rsid="003d24b3"/>
    </style:style>
    <style:style style:name="P40" style:family="paragraph" style:parent-style-name="Standard">
      <style:text-properties style:text-underline-style="none" officeooo:rsid="003d24b3" officeooo:paragraph-rsid="003d24b3" fo:background-color="transparent"/>
    </style:style>
    <style:style style:name="P41" style:family="paragraph" style:parent-style-name="Standard">
      <style:text-properties fo:color="#0000ff" style:text-underline-style="none" officeooo:rsid="003f00cc" officeooo:paragraph-rsid="003f00cc" fo:background-color="transparent"/>
    </style:style>
    <style:style style:name="P42" style:family="paragraph" style:parent-style-name="Standard">
      <style:text-properties fo:color="#0000ff" style:text-underline-style="none" officeooo:rsid="004305ce" officeooo:paragraph-rsid="004305ce" fo:background-color="transparent"/>
    </style:style>
    <style:style style:name="P43" style:family="paragraph" style:parent-style-name="Standard">
      <style:text-properties fo:color="#0000ff" style:text-underline-style="none" officeooo:rsid="00469c1f" officeooo:paragraph-rsid="00469c1f" fo:background-color="transparent"/>
    </style:style>
    <style:style style:name="P44" style:family="paragraph" style:parent-style-name="Standard">
      <style:text-properties fo:color="#000000" style:text-underline-style="none" officeooo:rsid="003f00cc" officeooo:paragraph-rsid="003f00cc" fo:background-color="transparent"/>
    </style:style>
    <style:style style:name="P45" style:family="paragraph" style:parent-style-name="Standard">
      <style:text-properties fo:color="#000000" style:text-underline-style="none" officeooo:rsid="00411cc9" officeooo:paragraph-rsid="00411cc9" fo:background-color="transparent"/>
    </style:style>
    <style:style style:name="P46" style:family="paragraph" style:parent-style-name="Standard">
      <style:text-properties fo:color="#000000" style:text-underline-style="none" officeooo:rsid="0041f863" officeooo:paragraph-rsid="0041f863" fo:background-color="transparent"/>
    </style:style>
    <style:style style:name="P47" style:family="paragraph" style:parent-style-name="Standard">
      <style:text-properties fo:color="#000000" style:text-underline-style="none" officeooo:rsid="0044f80a" officeooo:paragraph-rsid="0044f80a" fo:background-color="transparent"/>
    </style:style>
    <style:style style:name="P48" style:family="paragraph" style:parent-style-name="Standard">
      <style:text-properties fo:color="#000000" style:text-underline-style="none" officeooo:rsid="0044f80a" officeooo:paragraph-rsid="004c3a13" fo:background-color="transparent"/>
    </style:style>
    <style:style style:name="P49" style:family="paragraph" style:parent-style-name="Standard">
      <style:text-properties fo:color="#000000" style:text-underline-style="none" officeooo:rsid="00469c1f" officeooo:paragraph-rsid="00469c1f" fo:background-color="transparent"/>
    </style:style>
    <style:style style:name="P50" style:family="paragraph" style:parent-style-name="Standard">
      <style:text-properties fo:color="#000000" style:text-underline-style="none" officeooo:rsid="004877c1" officeooo:paragraph-rsid="004877c1" fo:background-color="transparent"/>
    </style:style>
    <style:style style:name="P51" style:family="paragraph" style:parent-style-name="Standard">
      <style:text-properties fo:color="#000000" style:text-underline-style="none" officeooo:rsid="004a5448" officeooo:paragraph-rsid="004a5448" fo:background-color="transparent"/>
    </style:style>
    <style:style style:name="P52" style:family="paragraph" style:parent-style-name="Standard">
      <style:text-properties fo:color="#000000" style:text-underline-style="none" officeooo:rsid="004c3a13" officeooo:paragraph-rsid="004c3a13" fo:background-color="transparent"/>
    </style:style>
    <style:style style:name="P53" style:family="paragraph" style:parent-style-name="Standard">
      <style:text-properties fo:color="#000000" style:text-underline-style="none" officeooo:rsid="004cd074" officeooo:paragraph-rsid="004cd074" fo:background-color="transparent"/>
    </style:style>
    <style:style style:name="P54" style:family="paragraph" style:parent-style-name="Standard">
      <style:text-properties fo:color="#000000" style:text-underline-style="none" officeooo:rsid="004eb0b5" officeooo:paragraph-rsid="004eb0b5" fo:background-color="transparent"/>
    </style:style>
    <style:style style:name="P55" style:family="paragraph" style:parent-style-name="Standard" style:list-style-name="L2">
      <style:text-properties fo:color="#000000" style:text-underline-style="none" officeooo:rsid="004eb0b5" officeooo:paragraph-rsid="004eb0b5" fo:background-color="transparent"/>
    </style:style>
    <style:style style:name="P56" style:family="paragraph" style:parent-style-name="Standard">
      <style:text-properties fo:color="#000000" style:text-underline-style="none" officeooo:rsid="004f912e" officeooo:paragraph-rsid="004f912e" fo:background-color="transparent"/>
    </style:style>
    <style:style style:name="P57" style:family="paragraph" style:parent-style-name="Standard">
      <style:text-properties fo:color="#000000" style:text-underline-style="none" officeooo:rsid="00539b5e" officeooo:paragraph-rsid="00539b5e" fo:background-color="transparent"/>
    </style:style>
    <style:style style:name="P58" style:family="paragraph" style:parent-style-name="Standard">
      <style:text-properties fo:color="#000000" style:text-underline-style="none" officeooo:rsid="0054d0af" officeooo:paragraph-rsid="0054d0af" fo:background-color="transparent"/>
    </style:style>
    <style:style style:name="P59" style:family="paragraph" style:parent-style-name="Standard">
      <style:text-properties fo:color="#000000" style:text-underline-style="none" officeooo:rsid="005657ae" officeooo:paragraph-rsid="005657ae" fo:background-color="transparent"/>
    </style:style>
    <style:style style:name="P60" style:family="paragraph" style:parent-style-name="Standard" style:list-style-name="L3">
      <style:text-properties fo:color="#000000" style:text-underline-style="none" officeooo:rsid="005657ae" officeooo:paragraph-rsid="005657ae" fo:background-color="transparent"/>
    </style:style>
    <style:style style:name="P61" style:family="paragraph" style:parent-style-name="Standard">
      <style:text-properties fo:color="#000000" style:text-underline-style="none" officeooo:rsid="0059219d" officeooo:paragraph-rsid="0059219d" fo:background-color="transparent"/>
    </style:style>
    <style:style style:name="P62" style:family="paragraph" style:parent-style-name="Standard">
      <style:text-properties fo:color="#000000" style:text-underline-style="none" officeooo:rsid="00411cc9" officeooo:paragraph-rsid="00411cc9" fo:background-color="#ffff66"/>
    </style:style>
    <style:style style:name="P63" style:family="paragraph" style:parent-style-name="Standard">
      <style:text-properties fo:color="#000000" style:text-underline-style="none" fo:font-weight="normal" officeooo:rsid="0059219d" officeooo:paragraph-rsid="0059219d" fo:background-color="transparent" style:font-weight-asian="normal" style:font-weight-complex="normal"/>
    </style:style>
    <style:style style:name="P64" style:family="paragraph" style:parent-style-name="Standard">
      <style:text-properties fo:color="#000000" style:text-underline-style="none" fo:font-weight="normal" officeooo:rsid="00595efe" officeooo:paragraph-rsid="00595efe" fo:background-color="transparent" style:font-weight-asian="normal" style:font-weight-complex="normal"/>
    </style:style>
    <style:style style:name="P65" style:family="paragraph" style:parent-style-name="Standard" style:list-style-name="L4">
      <style:text-properties fo:color="#000000" style:text-underline-style="none" fo:font-weight="normal" officeooo:rsid="00595efe" officeooo:paragraph-rsid="00595efe" fo:background-color="transparent" style:font-weight-asian="normal" style:font-weight-complex="normal"/>
    </style:style>
    <style:style style:name="P66" style:family="paragraph" style:parent-style-name="Standard">
      <style:text-properties fo:color="#000000" style:text-underline-style="none" fo:font-weight="normal" officeooo:rsid="005b56b4" officeooo:paragraph-rsid="005b56b4" fo:background-color="transparent" style:font-weight-asian="normal" style:font-weight-complex="normal"/>
    </style:style>
    <style:style style:name="P67" style:family="paragraph" style:parent-style-name="Standard">
      <style:text-properties fo:color="#000000" style:text-underline-style="none" fo:font-weight="normal" officeooo:rsid="005ba697" officeooo:paragraph-rsid="005ba697" fo:background-color="transparent" style:font-weight-asian="normal" style:font-weight-complex="normal"/>
    </style:style>
    <style:style style:name="P68" style:family="paragraph" style:parent-style-name="Standard">
      <style:text-properties fo:color="#000000" style:text-underline-style="solid" style:text-underline-width="auto" style:text-underline-color="font-color" officeooo:rsid="004653c3" officeooo:paragraph-rsid="004653c3" fo:background-color="transparent"/>
    </style:style>
    <style:style style:name="P69" style:family="paragraph" style:parent-style-name="Standard">
      <style:text-properties fo:color="#000000" style:text-underline-style="solid" style:text-underline-width="auto" style:text-underline-color="font-color" officeooo:rsid="00469c1f" officeooo:paragraph-rsid="00469c1f" fo:background-color="transparent"/>
    </style:style>
    <style:style style:name="P70" style:family="paragraph" style:parent-style-name="Standard">
      <style:text-properties fo:color="#000000" style:text-underline-style="solid" style:text-underline-width="auto" style:text-underline-color="font-color" officeooo:rsid="004877c1" officeooo:paragraph-rsid="004877c1" fo:background-color="transparent"/>
    </style:style>
    <style:style style:name="P71" style:family="paragraph" style:parent-style-name="Standard">
      <style:text-properties fo:color="#000000" style:text-underline-style="solid" style:text-underline-width="auto" style:text-underline-color="font-color" fo:font-weight="bold" officeooo:rsid="00519f87" officeooo:paragraph-rsid="00519f87" fo:background-color="transparent" style:font-weight-asian="bold" style:font-weight-complex="bold"/>
    </style:style>
    <style:style style:name="P72" style:family="paragraph" style:parent-style-name="Standard">
      <style:text-properties fo:color="#000000" style:text-underline-style="solid" style:text-underline-width="auto" style:text-underline-color="font-color" fo:font-weight="bold" officeooo:rsid="0059219d" officeooo:paragraph-rsid="0059219d" fo:background-color="transparent" style:font-weight-asian="bold" style:font-weight-complex="bold"/>
    </style:style>
    <style:style style:name="P73" style:family="paragraph" style:parent-style-name="Standard">
      <style:text-properties fo:color="#000000" style:text-underline-style="solid" style:text-underline-width="auto" style:text-underline-color="font-color" fo:font-weight="bold" officeooo:rsid="005c5398" officeooo:paragraph-rsid="005c5398" fo:background-color="transparent" style:font-weight-asian="bold" style:font-weight-complex="bold"/>
    </style:style>
    <style:style style:name="P74" style:family="paragraph" style:parent-style-name="Standard">
      <style:text-properties fo:color="#000000" fo:font-style="normal" style:text-underline-style="solid" style:text-underline-width="auto" style:text-underline-color="font-color" fo:font-weight="normal" officeooo:rsid="00638d1c" officeooo:paragraph-rsid="00638d1c" fo:background-color="transparent" style:font-style-asian="normal" style:font-weight-asian="normal" style:font-style-complex="normal" style:font-weight-complex="normal"/>
    </style:style>
    <style:style style:name="P75" style:family="paragraph" style:parent-style-name="Standard">
      <style:text-properties fo:color="#000000" fo:font-style="normal" style:text-underline-style="solid" style:text-underline-width="auto" style:text-underline-color="font-color" fo:font-weight="bold" officeooo:rsid="0062182c" officeooo:paragraph-rsid="0062182c" fo:background-color="transparent" style:font-style-asian="normal" style:font-weight-asian="bold" style:font-style-complex="normal" style:font-weight-complex="bold"/>
    </style:style>
    <style:style style:name="P76" style:family="paragraph" style:parent-style-name="Standard">
      <style:text-properties fo:color="#000000" fo:font-style="normal" style:text-underline-style="none" fo:font-weight="normal" officeooo:rsid="005ba697" officeooo:paragraph-rsid="005ba697" fo:background-color="transparent" style:font-style-asian="normal" style:font-weight-asian="normal" style:font-style-complex="normal" style:font-weight-complex="normal"/>
    </style:style>
    <style:style style:name="P77" style:family="paragraph" style:parent-style-name="Standard">
      <style:text-properties fo:color="#000000" fo:font-style="normal" style:text-underline-style="none" fo:font-weight="normal" officeooo:rsid="00620d72" officeooo:paragraph-rsid="0062182c" fo:background-color="transparent" style:font-style-asian="normal" style:font-weight-asian="normal" style:font-style-complex="normal" style:font-weight-complex="normal"/>
    </style:style>
    <style:style style:name="P78" style:family="paragraph" style:parent-style-name="Standard">
      <style:text-properties fo:color="#000000" fo:font-style="normal" style:text-underline-style="none" fo:font-weight="normal" officeooo:rsid="0062182c" officeooo:paragraph-rsid="0062182c" fo:background-color="transparent" style:font-style-asian="normal" style:font-weight-asian="normal" style:font-style-complex="normal" style:font-weight-complex="normal"/>
    </style:style>
    <style:style style:name="P79" style:family="paragraph" style:parent-style-name="Standard">
      <style:text-properties fo:color="#000000" fo:font-style="normal" style:text-underline-style="none" fo:font-weight="normal" officeooo:rsid="00638d1c" officeooo:paragraph-rsid="00638d1c" fo:background-color="transparent" style:font-style-asian="normal" style:font-weight-asian="normal" style:font-style-complex="normal" style:font-weight-complex="normal"/>
    </style:style>
    <style:style style:name="P80" style:family="paragraph" style:parent-style-name="Standard">
      <style:text-properties fo:color="#000000" fo:font-style="normal" style:text-underline-style="none" fo:font-weight="normal" officeooo:rsid="005f943a" officeooo:paragraph-rsid="005f943a" fo:background-color="transparent" style:font-style-asian="normal" style:font-weight-asian="normal" style:font-style-complex="normal" style:font-weight-complex="normal"/>
    </style:style>
    <style:style style:name="P81" style:family="paragraph" style:parent-style-name="Standard">
      <style:text-properties fo:color="#000000" fo:font-style="normal" style:text-underline-style="none" fo:font-weight="normal" officeooo:rsid="0063a07c" officeooo:paragraph-rsid="0063a07c" fo:background-color="transparent" style:font-style-asian="normal" style:font-weight-asian="normal" style:font-style-complex="normal" style:font-weight-complex="normal"/>
    </style:style>
    <style:style style:name="P82" style:family="paragraph" style:parent-style-name="Standard">
      <style:text-properties fo:color="#000000" fo:font-style="normal" style:text-underline-style="none" fo:font-weight="normal" officeooo:rsid="00640788" officeooo:paragraph-rsid="00640788" fo:background-color="transparent" style:font-style-asian="normal" style:font-weight-asian="normal" style:font-style-complex="normal" style:font-weight-complex="normal"/>
    </style:style>
    <style:style style:name="P83" style:family="paragraph" style:parent-style-name="Standard">
      <style:text-properties fo:color="#ff00cc" style:text-underline-style="none" officeooo:rsid="004f912e" officeooo:paragraph-rsid="004f912e" fo:background-color="transparent"/>
    </style:style>
    <style:style style:name="P84" style:family="paragraph" style:parent-style-name="Standard">
      <style:text-properties fo:color="#ff00cc" style:text-underline-style="none" officeooo:rsid="0050ad88" officeooo:paragraph-rsid="0050ad88" fo:background-color="transparent"/>
    </style:style>
    <style:style style:name="P85" style:family="paragraph" style:parent-style-name="Standard">
      <style:text-properties fo:color="#ff00cc" style:text-underline-style="none" officeooo:rsid="00519f87" officeooo:paragraph-rsid="00519f87" fo:background-color="transparent"/>
    </style:style>
    <style:style style:name="P86" style:family="paragraph" style:parent-style-name="Standard">
      <style:text-properties fo:color="#808080" style:text-underline-style="none" officeooo:rsid="004f912e" officeooo:paragraph-rsid="004f912e" fo:background-color="transparent"/>
    </style:style>
    <style:style style:name="P87" style:family="paragraph" style:parent-style-name="Standard">
      <style:text-properties fo:color="#ff3333" fo:font-style="normal" style:text-underline-style="none" fo:font-weight="normal" officeooo:rsid="005ba697" officeooo:paragraph-rsid="005ba697" fo:background-color="transparent" style:font-style-asian="normal" style:font-weight-asian="normal" style:font-style-complex="normal" style:font-weight-complex="normal"/>
    </style:style>
    <style:style style:name="P88" style:family="paragraph" style:parent-style-name="Standard">
      <style:text-properties fo:color="#ff3333" fo:font-style="normal" style:text-underline-style="none" fo:font-weight="normal" officeooo:rsid="005de24d" officeooo:paragraph-rsid="005de24d" fo:background-color="transparent" style:font-style-asian="normal" style:font-weight-asian="normal" style:font-style-complex="normal" style:font-weight-complex="normal"/>
    </style:style>
    <style:style style:name="P89" style:family="paragraph" style:parent-style-name="Standard">
      <style:text-properties fo:color="#ff3333" fo:font-style="normal" style:text-underline-style="none" fo:font-weight="normal" officeooo:rsid="005de24d" officeooo:paragraph-rsid="005f943a" fo:background-color="transparent" style:font-style-asian="normal" style:font-weight-asian="normal" style:font-style-complex="normal" style:font-weight-complex="normal"/>
    </style:style>
    <style:style style:name="P90" style:family="paragraph" style:parent-style-name="Standard">
      <style:text-properties fo:color="#ff3333" fo:font-style="normal" style:text-underline-style="none" fo:font-weight="normal" officeooo:rsid="005f943a" officeooo:paragraph-rsid="005f943a" fo:background-color="transparent" style:font-style-asian="normal" style:font-weight-asian="normal" style:font-style-complex="normal" style:font-weight-complex="normal"/>
    </style:style>
    <style:style style:name="P91" style:family="paragraph" style:parent-style-name="Standard">
      <style:text-properties fo:color="#ff3333" fo:font-style="normal" style:text-underline-style="solid" style:text-underline-width="auto" style:text-underline-color="font-color" fo:font-weight="bold" officeooo:rsid="005de24d" officeooo:paragraph-rsid="005de24d" fo:background-color="transparent" style:font-style-asian="normal" style:font-weight-asian="bold" style:font-style-complex="normal" style:font-weight-complex="bold"/>
    </style:style>
    <style:style style:name="P92" style:family="paragraph" style:parent-style-name="Standard">
      <style:text-properties fo:color="#999999" fo:font-style="normal" style:text-underline-style="none" fo:font-weight="normal" officeooo:rsid="005f943a" officeooo:paragraph-rsid="005f943a" fo:background-color="transparent" style:font-style-asian="normal" style:font-weight-asian="normal" style:font-style-complex="normal" style:font-weight-complex="normal"/>
    </style:style>
    <style:style style:name="P93" style:family="paragraph" style:parent-style-name="Standard">
      <style:paragraph-properties fo:background-color="transparent">
        <style:background-image/>
      </style:paragraph-properties>
      <style:text-properties style:text-underline-style="solid" style:text-underline-width="auto" style:text-underline-color="font-color" officeooo:rsid="003b868c" officeooo:paragraph-rsid="003b868c" fo:background-color="#ffff66"/>
    </style:style>
    <style:style style:name="P94" style:family="paragraph" style:parent-style-name="Standard">
      <style:paragraph-properties fo:padding="0.0291in" fo:border-left="none" fo:border-right="none" fo:border-top="none" fo:border-bottom="0.06pt solid #000000" style:join-border="false"/>
      <style:text-properties fo:color="#000000" fo:font-style="normal" style:text-underline-style="none" fo:font-weight="normal" officeooo:rsid="00640788" officeooo:paragraph-rsid="00640788" fo:background-color="transparent" style:font-style-asian="normal" style:font-weight-asian="normal" style:font-style-complex="normal" style:font-weight-complex="normal"/>
    </style:style>
    <style:style style:name="T1" style:family="text">
      <style:text-properties fo:background-color="#ffff00" loext:char-shading-value="0"/>
    </style:style>
    <style:style style:name="T2" style:family="text">
      <style:text-properties officeooo:rsid="002ae129" fo:background-color="#ffff00" loext:char-shading-value="0"/>
    </style:style>
    <style:style style:name="T3" style:family="text">
      <style:text-properties officeooo:rsid="002ca383"/>
    </style:style>
    <style:style style:name="T4" style:family="text">
      <style:text-properties officeooo:rsid="00323edc"/>
    </style:style>
    <style:style style:name="T5" style:family="text">
      <style:text-properties officeooo:rsid="0033a951"/>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style:text-underline-style="solid" style:text-underline-width="auto" style:text-underline-color="font-color" fo:font-weight="bold" officeooo:rsid="0034d0b0" style:font-weight-asian="bold" style:font-weight-complex="bold"/>
    </style:style>
    <style:style style:name="T9" style:family="text">
      <style:text-properties officeooo:rsid="00394a43"/>
    </style:style>
    <style:style style:name="T10" style:family="text">
      <style:text-properties fo:background-color="#ffff66" loext:char-shading-value="0"/>
    </style:style>
    <style:style style:name="T11" style:family="text">
      <style:text-properties fo:color="#212224" style:font-name="Times-Roman" fo:font-size="15pt" style:font-size-asian="15pt"/>
    </style:style>
    <style:style style:name="T12" style:family="text">
      <style:text-properties fo:color="#ff3333"/>
    </style:style>
    <style:style style:name="T13" style:family="text">
      <style:text-properties fo:color="#ff3333" officeooo:rsid="004c3a13"/>
    </style:style>
    <style:style style:name="T14" style:family="text">
      <style:text-properties officeooo:rsid="003d24b3"/>
    </style:style>
    <style:style style:name="T15" style:family="text">
      <style:text-properties officeooo:rsid="004a5448"/>
    </style:style>
    <style:style style:name="T16" style:family="text">
      <style:text-properties officeooo:rsid="004c3a13"/>
    </style:style>
    <style:style style:name="T17" style:family="text">
      <style:text-properties fo:color="#ff6600"/>
    </style:style>
    <style:style style:name="T18" style:family="text">
      <style:text-properties fo:color="#ff6600" officeooo:rsid="004c3a13"/>
    </style:style>
    <style:style style:name="T19" style:family="text">
      <style:text-properties fo:color="#808080"/>
    </style:style>
    <style:style style:name="T20" style:family="text">
      <style:text-properties officeooo:rsid="00519f87"/>
    </style:style>
    <style:style style:name="T21" style:family="text">
      <style:text-properties fo:color="#000000"/>
    </style:style>
    <style:style style:name="T22" style:family="text">
      <style:text-properties fo:color="#000000" fo:background-color="#ffff00" loext:char-shading-value="0"/>
    </style:style>
    <style:style style:name="T23" style:family="text">
      <style:text-properties fo:color="#999999"/>
    </style:style>
    <style:style style:name="T24" style:family="text">
      <style:text-properties fo:color="#999999" officeooo:rsid="005f943a"/>
    </style:style>
    <style:style style:name="T25" style:family="text">
      <style:text-properties officeooo:rsid="0062182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Semana 5</text:p>
      <text:p text:style-name="P1">NODE</text:p>
      <text:p text:style-name="P2"/>
      <text:p text:style-name="P3">Es un motor de Javascript en el servidor. Nos permite ejecutar JavaScript en una máquina. </text:p>
      <text:p text:style-name="P3">Si tenemos node instalado +</text:p>
      <text:p text:style-name="P3"/>
      <text:p text:style-name="P32">node -v =&gt; para ver la versión</text:p>
      <text:p text:style-name="P32">npm -v</text:p>
      <text:p text:style-name="P3"/>
      <text:p text:style-name="P3">ejemplo:</text:p>
      <text:p text:style-name="P3">mkdir node-testa</text:p>
      <text:p text:style-name="P3">cd node-test/</text:p>
      <text:p text:style-name="P3">echo “console.og (hello from node) &gt;demo.js</text:p>
      <text:p text:style-name="P3">vi demo.js</text:p>
      <text:p text:style-name="P3">node demp.js</text:p>
      <text:p text:style-name="P3"/>
      <text:p text:style-name="P3">Los objetos que nos provee nos provee y métodos: </text:p>
      <text:p text:style-name="P3"/>
      <text:list xml:id="list3406786087994957851" text:style-name="L1">
        <text:list-item>
          <text:p text:style-name="P4">abrir puerto</text:p>
        </text:list-item>
        <text:list-item>
          <text:p text:style-name="P4">esccuchar puerto</text:p>
        </text:list-item>
        <text:list-item>
          <text:p text:style-name="P4">abrir archivos</text:p>
        </text:list-item>
      </text:list>
      <text:p text:style-name="P3"/>
      <text:p text:style-name="P3"/>
      <text:p text:style-name="P3">Node Package Management (npm)</text:p>
      <text:p text:style-name="P3">Package Jason =&gt; es un archivo de configuración: Nombre, autor, mail, dependencias del proyecto. </text:p>
      <text:p text:style-name="P3">Como puedo crear Package Json? </text:p>
      <text:p text:style-name="P75"/>
      <text:p text:style-name="P75">Para trabajar en el terminal</text:p>
      <text:p text:style-name="P77">Se utiliza no<text:span text:style-name="T25">d</text:span>emon (en lugar de grunt) <text:span text:style-name="T25">=&gt; npm para instalar módulos.</text:span></text:p>
      <text:p text:style-name="P78">npm install -g nodemon</text:p>
      <text:p text:style-name="P3"/>
      <text:p text:style-name="P3"><text:span text:style-name="T1">Npm init </text:span>=&gt;</text:p>
      <text:p text:style-name="P3">np<text:span text:style-name="T25">m</text:span> dateformat =&gt; instala paquete</text:p>
      <text:p text:style-name="P3"/>
      <text:p text:style-name="P3"/>
      <text:p text:style-name="P5">Me permite definir las dependencias de mi proyecto. </text:p>
      <text:p text:style-name="P5">La carpeta node moduls nunca se sube a git. </text:p>
      <text:p text:style-name="P26"><text:span text:style-name="T3">e</text:span>cho “node_modules” &gt; .gitignore</text:p>
      <text:p text:style-name="P6">Como hago para que alguien que quiere clonar mi carpeta de git pueda poner el node_modules?</text:p>
      <text:p text:style-name="P6">Con la propiedad “dependencies” del package Json.=&gt;</text:p>
      <text:p text:style-name="P6">“dependencies”: {</text:p>
      <text:p text:style-name="P6"><text:s/>“dateformat”: “*” =&gt; lo último que se ha creado <text:s/>o bien ponemos la versión</text:p>
      <text:p text:style-name="P6"/>
      <text:p text:style-name="P6">como se puede einstalar alguien la dependencia =&gt; npm install en el terminal.</text:p>
      <text:p text:style-name="P6"/>
      <text:p text:style-name="P7">Pero es mejor hacer: </text:p>
      <text:p text:style-name="P7"><text:span text:style-name="T2">n</text:span><text:span text:style-name="T1">pm install dateformat --save</text:span> =&gt; se instala y lo añade a las dependencias de mi proyecto.</text:p>
      <text:p text:style-name="P7"/>
      <text:p text:style-name="P8">DependenciesDev =&gt; son dependencias para desarrollo, que ecesita la aplicación para su funcionalidad. Son todas las tareas Grunt para general el archivo. Se ponen aquí porque los proecsos automáticos de cuando subimos al servidor, solo subimos dateformat. </text:p>
      <text:p text:style-name="P8"/>
      <text:p text:style-name="P8"><text:soft-page-break/>Eroku cuando lo subimos mira el package json que tenemos en dateformat. Las de dateformatDev no las instala ya que no son necesarias para producción.</text:p>
      <text:p text:style-name="P8"/>
      <text:p text:style-name="P9">Cuando ejecutemos archivos js en el servidor lo normal es ejecutar</text:p>
      <text:p text:style-name="P9">node demo.js</text:p>
      <text:p text:style-name="P9"/>
      <text:p text:style-name="P10">Lo más importante es el sistema de MÓDULOS (sitema de modularización).</text:p>
      <text:p text:style-name="P10">Los módulos tienen su propio scope.</text:p>
      <text:p text:style-name="P10">Podemos asignar al objeto global cosas. Por ejemplo, </text:p>
      <text:p text:style-name="P10"/>
      <text:p text:style-name="P10">foo = function () … es lo mismo que global.foo = ..</text:p>
      <text:p text:style-name="P10"/>
      <text:p text:style-name="P10">pero si hago var foo = ….va a quedar local al módulo.</text:p>
      <text:p text:style-name="P10"/>
      <text:p text:style-name="P10">El entorno global lo tenemos que utilizar lo menos posible, para evitar conflictos. Si utilizamos una variable que es date en mi aplicació e instalao un pluguin que también tenga una variable date vamos a tener un conflicto. </text:p>
      <text:p text:style-name="P10">Para evitar entornos globales vamos a exportar la parte que queremos del módulo con “export”.</text:p>
      <text:p text:style-name="P10"><text:a xlink:type="simple" xlink:href="https://darrenderidder.github.io/talks/ModulePatterns/#/6">https://darrenderidder.github.io/talks/ModulePatterns/#/6</text:a></text:p>
      <text:p text:style-name="P10"/>
      <text:p text:style-name="P11">El módulo también puee ser un objeto con el método fiz:</text:p>
      <text:p text:style-name="P11"/>
      <text:p text:style-name="P11"><text:a xlink:type="simple" xlink:href="https://darrenderidder.github.io/talks/ModulePatterns/#/7">https://darrenderidder.github.io/talks/ModulePatterns/#/7</text:a></text:p>
      <text:p text:style-name="P11"/>
      <text:p text:style-name="P12">Todas las funciones que las llamamos con “new” y devuelven un objeto son funciones constructoras.</text:p>
      <text:p text:style-name="P12"/>
      <text:p text:style-name="P13">Trabajar con módulos serica como trabajar con eventos. Tenemos que trabajar con unidades lo más pequeñas posibles y not enemos que preocuparnos de lo que pasa en otro sitio.</text:p>
      <text:p text:style-name="P13"/>
      <text:p text:style-name="P14">Archovo que devuelva el array de los beatles</text:p>
      <text:p text:style-name="P14">Otro archivo que devuelva una función que muestre</text:p>
      <text:p text:style-name="P14"/>
      <text:p text:style-name="P14"/>
      <text:p text:style-name="P15">Podemos lanzar en el terminal:</text:p>
      <text:p text:style-name="P27">node</text:p>
      <text:p text:style-name="P15">se nos abre una especie de consola del navegador</text:p>
      <text:p text:style-name="P15"/>
      <text:p text:style-name="P16">Ejercicio Beatles</text:p>
      <text:p text:style-name="P16">Lanzamos lel comando:</text:p>
      <text:p text:style-name="P16">node app.js</text:p>
      <text:p text:style-name="P14"/>
      <text:p text:style-name="P28">npm install dateformat –save</text:p>
      <text:p text:style-name="P28"/>
      <text:p text:style-name="P29">con require puedo requerir archivos concretos (con extensión) o bien <text:span text:style-name="T4">requerir módulos,</text:span> por ejemplo “dateformat”. <text:span text:style-name="T4">Si no tiene extensión va a buscarlo como módulos. Va a ir a la carpeta de modulos y a ver si hay un archivo con este nombre.</text:span></text:p>
      <text:p text:style-name="P29"/>
      <text:p text:style-name="P29"/>
      <text:p text:style-name="P30">Añadir emoiticonos en subli<text:span text:style-name="T5">me</text:span> es control+comand+especio. Se pueden tratar como <text:span text:style-name="T5">carácteres</text:span>, entre “”.</text:p>
      <text:p text:style-name="P30"/>
      <text:p text:style-name="P31"><text:soft-page-break/>recomendación utilizar siempres module.export en lugar de export.</text:p>
      <text:p text:style-name="P31"/>
      <text:p text:style-name="P31">Con module.export decido qué quiero compartir. </text:p>
      <text:p text:style-name="P31"/>
      <text:p text:style-name="P31">Node install -g =&gt; nos lo instana en global, Si no ponemos -g nos lo instala en la carpeta del proyecto.</text:p>
      <text:p text:style-name="P31"/>
      <text:p text:style-name="P31"><text:span text:style-name="T7">Módulos require </text:span><text:span text:style-name="T8">(p.198)</text:span><text:line-break/> http=&gt; con este módulo nos podemos crear servidores. Nos podemos crear un string que escuche peticiones en un servidor. </text:p>
      <text:p text:style-name="P31"/>
      <text:p text:style-name="P30"/>
      <text:p text:style-name="P17">En node los eventos están relacionados con cosas que pasan en el servidor. </text:p>
      <text:p text:style-name="P17">En cambio los eventos antes estaban relacionados con cosas que pasan en el browser.</text:p>
      <text:p text:style-name="P17"/>
      <text:p text:style-name="P17"/>
      <text:p text:style-name="P18">Url =&gt;</text:p>
      <text:p text:style-name="P18">si hacemos pare url te mustra todos las propiedades de la url.</text:p>
      <text:p text:style-name="P18"/>
      <text:p text:style-name="P18">La dinámica es ver qué módulo necesitmos, aplicarlo. Normalmente devuelven objetos o funciones.</text:p>
      <text:p text:style-name="P18"/>
      <text:p text:style-name="P19">Path=&gt; nos sirve para manejar la ruta</text:p>
      <text:p text:style-name="P19"/>
      <text:p text:style-name="P19">fs=&gt; para manejar archivos</text:p>
      <text:p text:style-name="P19"/>
      <text:p text:style-name="P20">process=&gt; se le pasan argumentos. Por ejemplo:</text:p>
      <text:p text:style-name="P20">process.argv[2] accede al dato concreto del objeto que saca.</text:p>
      <text:p text:style-name="P20"/>
      <text:p text:style-name="P21">Variables de entorno: son variables que están en el entorno y que podemos acceder a ello. En node estan en “env”. Se utilizan mucho para guardar las claves por ejemplo de una API. </text:p>
      <text:p text:style-name="P22">La API key la puedo definir como una variable de entorno. </text:p>
      <text:p text:style-name="P22">En EROKU podemos especificar las variables de entorno que tnemos que utilizar para el proyecto. Lo normal es que estén ocultos. En nuestra aplicación podemos hacer esto:</text:p>
      <text:p text:style-name="P22"/>
      <text:p text:style-name="P22">var apiKey = provess. Env. Lyrics_api_key;</text:p>
      <text:p text:style-name="P20"/>
      <text:p text:style-name="P19"/>
      <text:p text:style-name="P19"/>
      <text:p text:style-name="P17"/>
      <text:p text:style-name="P23">res send I res end son 2 maneras de enviar cosas al servidor. Con end cierras la consola. Con send no se termina.<text:span text:style-name="T9">Los apuntes están en la página 198.</text:span></text:p>
      <text:p text:style-name="P23"/>
      <text:p text:style-name="P24">los módulos nativos no hace falta instalarlos con npm. Todos, los nativos y no nativos hace falta “require”.</text:p>
      <text:p text:style-name="P24"/>
      <text:p text:style-name="P24"/>
      <text:p text:style-name="P25"><text:span text:style-name="T6">Variable de entorno</text:span></text:p>
      <text:p text:style-name="P35">Definir una var de entorno para siempre, o para la sesión. </text:p>
      <text:p text:style-name="P35">Echo $PATH</text:p>
      <text:p text:style-name="P35"/>
      <text:p text:style-name="P35">con export las puedes ver todas. </text:p>
      <text:p text:style-name="P35"/>
      <text:p text:style-name="P35"><text:soft-page-break/>Con export sin nada la <text:s/>puedo crear export CLASSROOM = SKYLABCODERS.</text:p>
      <text:p text:style-name="P35">Luego hago export y veo todas las variables de entorno. </text:p>
      <text:p text:style-name="P35"/>
      <text:p text:style-name="P35"/>
      <text:p text:style-name="P35">Per no lo haremos así. Otra manera es con PROCESS.ENV.</text:p>
      <text:p text:style-name="P35"/>
      <text:p text:style-name="P35">PROCESS.ENV.PORT</text:p>
      <text:p text:style-name="P35"/>
      <text:p text:style-name="P35">nosotros se la pasaremos </text:p>
      <text:p text:style-name="P35"/>
      <text:p text:style-name="P35">Si hacemos esto en el terminal:</text:p>
      <text:p text:style-name="P35">port=3001 node app.js</text:p>
      <text:p text:style-name="P35">va a coger 3001. </text:p>
      <text:p text:style-name="P35"/>
      <text:p text:style-name="P35">Si no se define nada, cogerá la de la sesión, que la hemos creado:</text:p>
      <text:p text:style-name="P35">export PORT = 3005</text:p>
      <text:p text:style-name="P35">echo $PORT =&gt; da 3005</text:p>
      <text:p text:style-name="P35"/>
      <text:p text:style-name="P35">en <text:s/>Sublime ponemos <text:span text:style-name="T10">var port = process. Env.PORT</text:span>;</text:p>
      <text:p text:style-name="P35"/>
      <text:p text:style-name="P35"/>
      <text:p text:style-name="P35">a veces se pone </text:p>
      <text:p text:style-name="P35">v<text:span text:style-name="T10">ar port = process. Env.PORT || 3000 </text:span>=&gt; quiere decir que si no hay la var definida coja 3000</text:p>
      <text:p text:style-name="P35"/>
      <text:p text:style-name="P37">var http = require("http"); =&gt; incluimos el módulo nativo de HTTP para gestonar los servidores. </text:p>
      <text:p text:style-name="P37">var port = process.env.PORT || 3000; =&gt; leemos la variable PORT. Si está indefinida coge 3000. </text:p>
      <text:p text:style-name="P37"/>
      <text:p text:style-name="P37">http.createServer(function (request, response) {</text:p>
      <text:p text:style-name="P37"><text:tab/><text:tab/>response.write("this is the response\n");</text:p>
      <text:p text:style-name="P37"><text:tab/><text:tab/>response.write("yep!");</text:p>
      <text:p text:style-name="P37"><text:s text:c="4"/>response.end();</text:p>
      <text:p text:style-name="P37">}).listen(port, function() {</text:p>
      <text:p text:style-name="P37"><text:tab/><text:tab/>console.log("Listening on port " + port + "...")</text:p>
      <text:p text:style-name="P37">})</text:p>
      <text:p text:style-name="P37"/>
      <text:p text:style-name="P37">=&gt; nos va a dar PORT 3000. Pero si ponemos en la cosola esto:</text:p>
      <text:p text:style-name="P37"/>
      <text:p text:style-name="P37"><text:span text:style-name="T11">PORT=3005 node app.js</text:span></text:p>
      <text:p text:style-name="P37"/>
      <text:p text:style-name="P37">nos va a dar 3005.</text:p>
      <text:p text:style-name="P37"/>
      <text:p text:style-name="P36">v<text:span text:style-name="T10">ar port = process. Env.PORT || 3000 </text:span><text:span text:style-name="T12">=&gt; quiere decir que si no hay la var definida coja 3000</text:span></text:p>
      <text:p text:style-name="P36"/>
      <text:p text:style-name="P37">var http = require("http"); <text:span text:style-name="T12">=&gt; incluimos el módulo nativo de HTTP para gestonar los servidores. </text:span></text:p>
      <text:p text:style-name="P37">var port = process.env.PORT || 3000; <text:span text:style-name="T12">=&gt; leemos la variable PORT. Si está indefinida coge 3000. </text:span></text:p>
      <text:p text:style-name="P37"/>
      <text:p text:style-name="P37">var server = http.createServer (); <text:span text:style-name="T12">=&gt; creamos servidor y da un objeto </text:span></text:p>
      <text:p text:style-name="P37"/>
      <text:p text:style-name="P37">server.on (“request, function (request, response) { <text:s/><text:span text:style-name="T12">=&gt; se lanza el evento. La fucnión tiene objeto request y response. Request tiene propiedades y métodos que maneja el cliente y response propiedadas y métodos del servidor. Utilizando response le podemos devolver al servidor. </text:span></text:p>
      <text:p text:style-name="P37"/>
      <text:p text:style-name="P37"><text:soft-page-break/><text:tab/><text:tab/>response.write("this is the response\n");</text:p>
      <text:p text:style-name="P37"><text:tab/><text:tab/>response.write("yep!");</text:p>
      <text:p text:style-name="P37"><text:s text:c="3"/><text:tab/><text:tab/>response.end(); <text:span text:style-name="T12">=&gt; con end ya no podemos hacer más cosas. Cortamos la comunicación con el cliente. </text:span></text:p>
      <text:p text:style-name="P37">})</text:p>
      <text:p text:style-name="P37"/>
      <text:p text:style-name="P37">server.on (“listenint”, function () {</text:p>
      <text:p text:style-name="P37"><text:tab/><text:tab/>console.log("Listening on port " + port + "...")</text:p>
      <text:p text:style-name="P37">})</text:p>
      <text:p text:style-name="P37"/>
      <text:p text:style-name="P37">server.listen(port);</text:p>
      <text:p text:style-name="P37"/>
      <text:p text:style-name="P34"/>
      <text:p text:style-name="P93">File System</text:p>
      <text:p text:style-name="P38">Podemos leer y escribir archivos. <text:span text:style-name="T14">Operaciones de entrada y salida.</text:span></text:p>
      <text:p text:style-name="P38"/>
      <text:p text:style-name="P39">Un método típico es readFile. </text:p>
      <text:p text:style-name="P39">Para leer un archivo cargamos e paqueste fs y hacemos <text:span text:style-name="T10">fs.readfile(...)</text:span></text:p>
      <text:p text:style-name="P40"/>
      <text:p text:style-name="P41">var fs = require('fs')</text:p>
      <text:p text:style-name="P41"/>
      <text:p text:style-name="P41">fs.readFile('test.txt', 'utf8', function(err, data) {</text:p>
      <text:p text:style-name="P41"><text:tab/>console.log(data);</text:p>
      <text:p text:style-name="P41">})</text:p>
      <text:p text:style-name="P41"/>
      <text:p text:style-name="P44"/>
      <text:p text:style-name="P44"/>
      <text:p text:style-name="P45">var request = require('request');</text:p>
      <text:p text:style-name="P45">var fs = require('fs');</text:p>
      <text:p text:style-name="P45"/>
      <text:p text:style-name="P45">fs.readFile('link.txt', 'utf8', function(err, data) <text:span text:style-name="T10">{</text:span></text:p>
      <text:p text:style-name="P62"><text:tab/>var url = data;</text:p>
      <text:p text:style-name="P62">})</text:p>
      <text:p text:style-name="P45"/>
      <text:p text:style-name="P45">request( url, function (error, response, body) {</text:p>
      <text:p text:style-name="P45"><text:s text:c="2"/>if (!error &amp;&amp; response.statusCode == 200) {</text:p>
      <text:p text:style-name="P45"><text:s text:c="4"/>console.log(body) // Show the HTML for the Google homepage.</text:p>
      <text:p text:style-name="P45"><text:s text:c="2"/>}</text:p>
      <text:p text:style-name="P45">});</text:p>
      <text:p text:style-name="P44"/>
      <text:p text:style-name="P62">No funciona porque son 2 funciones asíncronas y por tanto url no le llega a request!!!</text:p>
      <text:p text:style-name="P44"/>
      <text:p text:style-name="P45">Con Sync si que lo puedo conseguir porque para el código para que sea síncrono:</text:p>
      <text:p text:style-name="P45"/>
      <text:p text:style-name="P45">con var request = require('request');</text:p>
      <text:p text:style-name="P45">var fs = require('fs');</text:p>
      <text:p text:style-name="P45"/>
      <text:p text:style-name="P45">fs.<text:span text:style-name="T10">readFileSync </text:span>('link.txt', 'utf8', function(err, data) {</text:p>
      <text:p text:style-name="P45"><text:tab/>var url = data;</text:p>
      <text:p text:style-name="P45">})</text:p>
      <text:p text:style-name="P45"/>
      <text:p text:style-name="P45">request( url, function (error, response, body) {</text:p>
      <text:p text:style-name="P45"><text:soft-page-break/><text:s text:c="2"/>if (!error &amp;&amp; response.statusCode == 200) {</text:p>
      <text:p text:style-name="P45"><text:s text:c="4"/>console.log(body) // Show the HTML for the Google homepage.</text:p>
      <text:p text:style-name="P45"><text:s text:c="2"/>}</text:p>
      <text:p text:style-name="P45">});</text:p>
      <text:p text:style-name="P45"/>
      <text:p text:style-name="P45">para hacerlo bien tenemos que poner la variable dentro de la función:</text:p>
      <text:p text:style-name="P45"/>
      <text:p text:style-name="P45">var request = require('request');</text:p>
      <text:p text:style-name="P45">var fs = require('fs');</text:p>
      <text:p text:style-name="P45"/>
      <text:p text:style-name="P45">fs.readFile('link.txt', 'utf8', function(err, data) {</text:p>
      <text:p text:style-name="P45"><text:tab/>var url = data;</text:p>
      <text:p text:style-name="P45"/>
      <text:p text:style-name="P45">request( url, function (error, response, body) {</text:p>
      <text:p text:style-name="P45"><text:s text:c="2"/>if (!error &amp;&amp; response.statusCode == 200) {</text:p>
      <text:p text:style-name="P45"><text:s text:c="4"/>console.log(body) // Show the HTML for the Google homepage.</text:p>
      <text:p text:style-name="P62"><text:s text:c="2"/>}</text:p>
      <text:p text:style-name="P62"><text:s text:c="2"/>})</text:p>
      <text:p text:style-name="P45"><text:span text:style-name="T10">})</text:span>;</text:p>
      <text:p text:style-name="P44"/>
      <text:p text:style-name="P46">Con la sincronía después podemos manejar las promesas.</text:p>
      <text:p text:style-name="P46"/>
      <text:p text:style-name="P42">Objeto http para manejar datos del servidor</text:p>
      <text:p text:style-name="P42">fs. objetos para manejar entradas y salidas.</text:p>
      <text:p text:style-name="P42"/>
      <text:p text:style-name="P68">Para el ejercicio 5.</text:p>
      <text:p text:style-name="P47">Argv. Es un array que contiene los archivos de node y el otro el fichero que ejetuamos</text:p>
      <text:p text:style-name="P47">podemos añardir más.</text:p>
      <text:p text:style-name="P47"/>
      <text:p text:style-name="P47">Console.log (proce<text:span text:style-name="T16">ss</text:span>.argv) =&gt; en sublime</text:p>
      <text:p text:style-name="P47">Node app.js <text:span text:style-name="T16">=&gt; en el terminal</text:span></text:p>
      <text:p text:style-name="P47"/>
      <text:p text:style-name="P48">node <text:span text:style-name="T17">app.js</text:span> “<text:span text:style-name="T12">aaa”</text:span> “bbb” “ccc” todo lo que pongo detrás lo va ponsiendo en el array. </text:p>
      <text:p text:style-name="P48"><text:s/><text:span text:style-name="T16">[0] <text:s text:c="3"/></text:span><text:span text:style-name="T18">[1] </text:span><text:span text:style-name="T16"><text:s text:c="5"/></text:span><text:span text:style-name="T13">[2]</text:span><text:span text:style-name="T16"> <text:s text:c="2"/></text:span></text:p>
      <text:p text:style-name="P52">nos da:</text:p>
      <text:p text:style-name="P52">[ usr/local …,</text:p>
      <text:p text:style-name="P52"><text:s/>segundo path para app.js,</text:p>
      <text:p text:style-name="P52">“aaa” </text:p>
      <text:p text:style-name="P52">]</text:p>
      <text:p text:style-name="P52">en el terminal. </text:p>
      <text:p text:style-name="P48"><text:tab/></text:p>
      <text:p text:style-name="P49"/>
      <text:p text:style-name="P69">Corrección ejercicio 4 </text:p>
      <text:p text:style-name="P43">lsStatsSync =&gt; devuelve una instancia</text:p>
      <text:p text:style-name="P69">Instancia:</text:p>
      <text:p text:style-name="P49">Objetos generados por una función constructora. Por tanto tendrá propiedades de la función constructora.</text:p>
      <text:p text:style-name="P49"/>
      <text:p text:style-name="P70">Resumen<text:span text:style-name="T15">Node</text:span></text:p>
      <text:p text:style-name="P50">1 - sistema de módulos con require</text:p>
      <text:p text:style-name="P50">2 - sistemas propios con export y utilizar sistemas internos del core de node (http, url, fs, path, util – estos son los más usados. Todos están en la web de Node).</text:p>
      <text:p text:style-name="P51"><text:soft-page-break/>3- el directorio actual se experesa “.” y el anterior “..”.</text:p>
      <text:p text:style-name="P51"/>
      <text:p text:style-name="P51"/>
      <text:p text:style-name="P51"/>
      <text:p text:style-name="P51"/>
      <text:p text:style-name="P51"/>
      <text:p text:style-name="P71">Ejercicio 3 Kata Node</text:p>
      <text:p text:style-name="P53">Buffer: memoria interna que utiliza node para guardar la información.</text:p>
      <text:p text:style-name="P54">Para convertir buffer en string tenemos varias maneras:</text:p>
      <text:list xml:id="list5799373511860270247" text:style-name="L2">
        <text:list-item>
          <text:p text:style-name="P55">readFileSync, poniendo UTF8.</text:p>
        </text:list-item>
        <text:list-item>
          <text:p text:style-name="P55">Utilizar el método toString.</text:p>
        </text:list-item>
      </text:list>
      <text:p text:style-name="P50"/>
      <text:p text:style-name="P83"><text:span text:style-name="T20">v</text:span>ar fs = require (fs)</text:p>
      <text:p text:style-name="P83">var pathFile = process. Argv[2]</text:p>
      <text:p text:style-name="P56"/>
      <text:p text:style-name="P86">//var contentFile = fs.readFileSync (pathFile).toString();</text:p>
      <text:p text:style-name="P83">var contentFile = fs.readFileSync (pathFile, 'utf8');</text:p>
      <text:p text:style-name="P83">console.log (contentFile);</text:p>
      <text:p text:style-name="P83"/>
      <text:p text:style-name="P84"><text:span text:style-name="T19">si hacemos un split con \n, es decir que cuente los saltos de línea, podemos obtener un array</text:span> </text:p>
      <text:p text:style-name="P84"/>
      <text:p text:style-name="P85">var lines = contentFile.split(“\n”)</text:p>
      <text:p text:style-name="P85">var newLines = lines. Length-1;</text:p>
      <text:p text:style-name="P85"/>
      <text:p text:style-name="P85">console.log(newLines);</text:p>
      <text:p text:style-name="P85"/>
      <text:p text:style-name="P85"/>
      <text:p text:style-name="P57">En una función asíncrona tenemos que pasar una función callback. Para la síncrona la función se para hasta obtener el valor. Todo lo que se calcula se debe poner dentro de la función asíncrona. </text:p>
      <text:p text:style-name="P57"/>
      <text:p text:style-name="P58">Buffer codificacion interna a bajo nivel muy similar al binario. Si queremos utilizarlo lo tenemos que transformar a string.</text:p>
      <text:p text:style-name="P58"/>
      <text:p text:style-name="P72">EVENTOS</text:p>
      <text:p text:style-name="P58">En Node hay elementos que emiten eventos también . Se heredan de una clase que se llama EventEmitter.</text:p>
      <text:list xml:id="list5592858550296763194" text:style-name="L3">
        <text:list-item>
          <text:p text:style-name="P60">Si detectamos qué objetos viene de EventEmiter podemos tratar estos objetos (escucharlos).</text:p>
        </text:list-item>
        <text:list-item>
          <text:p text:style-name="P60">Podemos crear nuestros propios eventos. </text:p>
        </text:list-item>
      </text:list>
      <text:p text:style-name="P59">Para crear nuestros eventos tenemos que hacer que herede. </text:p>
      <text:p text:style-name="P59"/>
      <text:p text:style-name="P59"><text:a xlink:type="simple" xlink:href="https://nodejs.org/api/events.html">https://nodejs.org/api/events.html</text:a></text:p>
      <text:p text:style-name="P59"/>
      <text:p text:style-name="P59">c<text:span text:style-name="T10">onst EventEmitter = require('events');</text:span></text:p>
      <text:p text:style-name="P59"/>
      <text:p text:style-name="P61">RESUMEN:</text:p>
      <text:p text:style-name="P61"><text:span text:style-name="T10">tenemos un objeto general Event Emiter</text:span></text:p>
      <text:p text:style-name="P61"><text:span text:style-name="T10">Podremos utilizar eventos sobre ellos (métodos on y emit)</text:span></text:p>
      <text:p text:style-name="P61"><text:span text:style-name="T10">podemos crearnos nuestros propios generadores de eventos.ç</text:span></text:p>
      <text:p text:style-name="P61"/>
      <text:p text:style-name="P61">var EventEmitter = require('events').EventEmitter;</text:p>
      <text:p text:style-name="P61">var util = require('util');</text:p>
      <text:p text:style-name="P61"/>
      <text:p text:style-name="P61"><text:soft-page-break/>var MyLogger = function (type) {</text:p>
      <text:p text:style-name="P61"><text:tab/>this.type = type;</text:p>
      <text:p text:style-name="P61">}</text:p>
      <text:p text:style-name="P61">util.inherits(MyLogger, EventEmitter);</text:p>
      <text:p text:style-name="P61"/>
      <text:p text:style-name="P61">MyLogger.prototype.showError = function( msg ) {</text:p>
      <text:p text:style-name="P61"><text:tab/>console.log("The error is : " + msg)</text:p>
      <text:p text:style-name="P61">};</text:p>
      <text:p text:style-name="P61"/>
      <text:p text:style-name="P61">var logger = new MyLogger("ERROR!!")</text:p>
      <text:p text:style-name="P61"/>
      <text:p text:style-name="P61">logger.on('error', function(message){</text:p>
      <text:p text:style-name="P61"><text:tab/><text:tab/>console.log ( this.type )</text:p>
      <text:p text:style-name="P61"><text:tab/><text:tab/>this.showError(message)</text:p>
      <text:p text:style-name="P61">});</text:p>
      <text:p text:style-name="P61"/>
      <text:p text:style-name="P61">setTimeout( function() {</text:p>
      <text:p text:style-name="P61"><text:tab/>logger.emit('error', 'Spilled Milk');</text:p>
      <text:p text:style-name="P61">}, 2000)</text:p>
      <text:p text:style-name="P61"/>
      <text:p text:style-name="P61">setTimeout( function() {</text:p>
      <text:p text:style-name="P61"><text:tab/>logger.emit('error', 'Eggs Cracked');</text:p>
      <text:p text:style-name="P61">}, 5000)</text:p>
      <text:p text:style-name="P61"/>
      <text:p text:style-name="P61"/>
      <text:p text:style-name="P72">String</text:p>
      <text:p text:style-name="P63">Puedo escuchar y recibir conforme voy leyendo. </text:p>
      <text:p text:style-name="P63">Hay unos métodos que son: </text:p>
      <text:p text:style-name="P63">cada vez que leemos vamos a emitir el evento “data”. </text:p>
      <text:p text:style-name="P63">Cuando termine de leer se va emitir el eevento “end”.</text:p>
      <text:p text:style-name="P63">Si hay un error se emitirá el evento “error”.</text:p>
      <text:p text:style-name="P63"/>
      <text:p text:style-name="P64">Tenemos 4 tipos de streams, pero solo nos centramos en 2: escritura y lectura. </text:p>
      <text:p text:style-name="P64">No necesito tener toda la información para poder hacer cosas con ellos.</text:p>
      <text:p text:style-name="P64"/>
      <text:p text:style-name="P64">Eventos:</text:p>
      <text:list xml:id="list2369644069283266554" text:style-name="L4">
        <text:list-item>
          <text:p text:style-name="P65">data</text:p>
        </text:list-item>
        <text:list-item>
          <text:p text:style-name="P65">end</text:p>
        </text:list-item>
        <text:list-item>
          <text:p text:style-name="P65">error</text:p>
        </text:list-item>
        <text:list-item>
          <text:p text:style-name="P65">finish</text:p>
          <text:p text:style-name="P65"/>
        </text:list-item>
      </text:list>
      <text:p text:style-name="P67">Lectura / Escritura de streams: </text:p>
      <text:p text:style-name="P67"><text:a xlink:type="simple" xlink:href="https://github.com/juanmaguitar/apuntes-nodejs/blob/master/streams/streams.md">https://github.com/juanmaguitar/apuntes-nodejs/blob/master/streams/streams.md</text:a></text:p>
      <text:p text:style-name="P67"/>
      <text:p text:style-name="P66">Le voy adjuntando a data cada trozo que recibo. El evento stream recibe trozos de datos en formato buffer por tanto utilizamos setEncoding (UTF8). Cuando se emite utilizamos el elemento end y permite mostrar en consola. Si se produce algún error, lo muestra. </text:p>
      <text:p text:style-name="P72"/>
      <text:p text:style-name="P73">Chaining streams (pipe)</text:p>
      <text:p text:style-name="P76">Var fs = require ('fs');</text:p>
      <text:p text:style-name="P76">var srcFile = fs. CreateReadStream ('input.txt')</text:p>
      <text:p text:style-name="P76">var outputFile = fs. CreateWriteStream ('outut.txt'):</text:p>
      <text:p text:style-name="P76"><text:soft-page-break/></text:p>
      <text:p text:style-name="P76">srcFile.pipe (outputFile);</text:p>
      <text:p text:style-name="P76"/>
      <text:p text:style-name="P76"/>
      <text:p text:style-name="P87">srcFile.on ('data', function 8data) {</text:p>
      <text:p text:style-name="P87">outputFile.write(data);</text:p>
      <text:p text:style-name="P87">});</text:p>
      <text:p text:style-name="P87"/>
      <text:p text:style-name="P87">srcFile.on('end', function () {</text:p>
      <text:p text:style-name="P87">outputFile.write(data);</text:p>
      <text:p text:style-name="P87">});</text:p>
      <text:p text:style-name="P87"/>
      <text:p text:style-name="P87">esto es lo mismo que <text:span text:style-name="T21">srcFile.pipe (outputFile);</text:span></text:p>
      <text:p text:style-name="P87"/>
      <text:p text:style-name="P91"><text:span text:style-name="T21">Popular Stream</text:span></text:p>
      <text:p text:style-name="P88"/>
      <text:p text:style-name="P88"><text:span text:style-name="T21">var http = require('http');</text:span></text:p>
      <text:p text:style-name="P88"><text:span text:style-name="T21">var fs = require('fs');</text:span></text:p>
      <text:p text:style-name="P88"/>
      <text:p text:style-name="P88"><text:span text:style-name="T21">var server = http.createServer(function (req, res) {</text:span></text:p>
      <text:p text:style-name="P88"><text:span text:style-name="T21"><text:s text:c="4"/>var stream = fs.createReadStream(__dirname + '/data.txt');</text:span></text:p>
      <text:p text:style-name="P88"><text:span text:style-name="T21"><text:s text:c="4"/>stream.pipe(res);</text:span></text:p>
      <text:p text:style-name="P88"><text:span text:style-name="T21">});</text:span></text:p>
      <text:p text:style-name="P88"><text:span text:style-name="T21">server.listen(8000);</text:span></text:p>
      <text:p text:style-name="P88"/>
      <text:p text:style-name="P88"><text:span text:style-name="T21">los objetos </text:span><text:span text:style-name="T22">req</text:span><text:span text:style-name="T21"> y </text:span><text:span text:style-name="T22">res</text:span><text:span text:style-name="T21"> son eventos y streams. (request y response)</text:span></text:p>
      <text:p text:style-name="P88"><text:span text:style-name="T21">Yo puedo escribir en el res de la conexión que yo tenga </text:span></text:p>
      <text:p text:style-name="P90"><text:span text:style-name="T21">response es el canal que me comunico con el cliente. </text:span></text:p>
      <text:p text:style-name="P90"/>
      <text:p text:style-name="P89"><text:span text:style-name="T21"><text:s/></text:span><text:s/>stream.pipe(res);<text:span text:style-name="T23"> </text:span><text:span text:style-name="T24">=&gt; el pipe equivale a escribir a res. </text:span></text:p>
      <text:p text:style-name="P92"><text:tab/><text:tab/><text:tab/>response.write(“hello!)</text:p>
      <text:p text:style-name="P92"><text:tab/><text:tab/><text:tab/>response.end();</text:p>
      <text:p text:style-name="P92"/>
      <text:p text:style-name="P74">Notas de la documentación de Node:</text:p>
      <text:p text:style-name="P79">A required module prefixed with '/' is an absolute path to the file. For example, require('/home/marco/foo.js') will load the file at /home/marco/foo.js.</text:p>
      <text:p text:style-name="P79"/>
      <text:p text:style-name="P79">A required module prefixed with './' is relative to the file calling require(). That is, circle.js must be in the same directory as foo.js for require('./circle') to find it.</text:p>
      <text:p text:style-name="P79"/>
      <text:p text:style-name="P79"/>
      <text:p text:style-name="P94">Miércoles 03/08</text:p>
      <text:p text:style-name="P81">Create server y podemos crear el objeto request.</text:p>
      <text:p text:style-name="P81">En node determinados objetos emiten o pueden escuchar determinados eventos.</text:p>
      <text:p text:style-name="P81"/>
      <text:p text:style-name="P81"/>
      <text:p text:style-name="P81">Var http = require('http')</text:p>
      <text:p text:style-name="P81">var server = http.crearteServer ();</text:p>
      <text:p text:style-name="P81"/>
      <text:p text:style-name="P81">server.on ('request', function )</text:p>
      <text:p text:style-name="P81">server.on ('listen', function )</text:p>
      <text:p text:style-name="P81"/>
      <text:p text:style-name="P81"><text:soft-page-break/></text:p>
      <text:p text:style-name="P82">http.Server =&gt; cuando empieza Server por mayúscula quiere decir que es una función constructora y tiene acceso a métodos y tiene definidos una serie de eventos. <text:s/>Ver documento Node.js en Class: http.Server. </text:p>
      <text:p text:style-name="P82"/>
      <text:p text:style-name="P82">Http es el módulo que nos deja disponibles uns serie de métodos. </text:p>
      <text:p text:style-name="P82"/>
      <text:p text:style-name="P80"/>
      <text:p text:style-name="P92"/>
      <text:p text:style-name="P92"/>
      <text:p text:style-name="P78"/>
      <text:p text:style-name="P7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Roman" svg:font-family="Times-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01T09:32:39.520315000</meta:creation-date>
    <dc:date>2016-08-03T09:32:55.819356000</dc:date>
    <meta:editing-duration>P1DT23H44M37S</meta:editing-duration>
    <meta:editing-cycles>59</meta:editing-cycles>
    <meta:generator>LibreOffice/4.2.4.2$MacOSX_X86_64 LibreOffice_project/63150712c6d317d27ce2db16eb94c2f3d7b699f8</meta:generator>
    <meta:document-statistic meta:table-count="0" meta:image-count="0" meta:object-count="0" meta:page-count="10" meta:paragraph-count="291" meta:word-count="2171" meta:character-count="13766" meta:non-whitespace-character-count="11752"/>
  </office:meta>
</office:document-meta>
</file>